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f8642" officeooo:paragraph-rsid="000f8642"/>
    </style:style>
    <style:style style:name="P2" style:family="paragraph" style:parent-style-name="Text_20_body">
      <style:text-properties officeooo:rsid="000fc780" officeooo:paragraph-rsid="000fc780"/>
    </style:style>
    <style:style style:name="P3" style:family="paragraph" style:parent-style-name="Heading_20_1">
      <style:text-properties officeooo:rsid="000f8642" officeooo:paragraph-rsid="000f8642"/>
    </style:style>
    <style:style style:name="P4" style:family="paragraph" style:parent-style-name="Heading_20_2">
      <style:text-properties officeooo:rsid="000f8642" officeooo:paragraph-rsid="000f8642"/>
    </style:style>
    <style:style style:name="P5" style:family="paragraph" style:parent-style-name="Heading_20_2">
      <style:text-properties officeooo:rsid="000fc780" officeooo:paragraph-rsid="000fc7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SIFT résumé</text:h>
      <text:h text:style-name="P4" text:outline-level="2">Introduction</text:h>
      <text:p text:style-name="P1">Scale Invariant Feature Transform est un algo pour détecter et identifier des éléments similaires sur des images.</text:p>
      <text:h text:style-name="P4" text:outline-level="2">Analyse de l’image</text:h>
      <text:p text:style-name="P1">SIFT utilise un système de détection de points d’intérêt pour analyser l’image. L’algo utilisé plus précisément est le « differences-of-Gaussians » (DoG).</text:p>
      <text:p text:style-name="P2">Cette méthode est invariante en fonction de la taille et de la rotation de la photo.</text:p>
      <text:h text:style-name="P5" text:outline-level="2">Image descriptor</text:h>
      <text:p text:style-name="P2">J’ai pas encore fini de résumer l’article, mais dans tous les cas il est pas super intéressant car beaucoup trop technique. Il ne fait que parler de l’implémentation mathématique du modèle S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6T23:44:36.940796593</meta:creation-date>
    <dc:date>2019-12-16T23:59:15.409637550</dc:date>
    <meta:editing-duration>PT4M28S</meta:editing-duration>
    <meta:editing-cycles>1</meta:editing-cycles>
    <meta:document-statistic meta:table-count="0" meta:image-count="0" meta:object-count="0" meta:page-count="1" meta:paragraph-count="8" meta:word-count="95" meta:character-count="601" meta:non-whitespace-character-count="514"/>
    <meta:generator>LibreOffice/6.0.7.3$Linux_X86_64 LibreOffice_project/00m0$Build-3</meta:generator>
  </office:meta>
</office:document-meta>
</file>